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icyUtil.getUser( ServiceManager manager , String webappUrl , String userId , Logger log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olicyUtil.getRoles( 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licyUtil.getUsersWithRole( ServiceManager manager , String webappUrl , String role , Logger logg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